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le:///C:/Users/lachh/Desktop/Projet_3_Ohmyfood_Bouizran_Soumia/index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6T16:46:07.643000000</meta:creation-date>
    <dc:date>2022-12-16T16:47:46.564000000</dc:date>
    <meta:editing-duration>PT1M39S</meta:editing-duration>
    <meta:editing-cycles>1</meta:editing-cycles>
    <meta:document-statistic meta:table-count="0" meta:image-count="0" meta:object-count="0" meta:page-count="1" meta:paragraph-count="1" meta:word-count="1" meta:character-count="75" meta:non-whitespace-character-count="75"/>
    <meta:generator>LibreOffice/7.3.4.2$Windows_X86_64 LibreOffice_project/728fec16bd5f605073805c3c9e7c4212a0120dc5</meta:generator>
  </office:meta>
</office:document-meta>
</file>